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080000000877A95AB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fill-gradient-name="Gradient_20_1" draw:fill-image-name="Empty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xml:id="id6" draw:id="id6" draw:layer="layout" svg:width="7.1cm" svg:height="2cm" svg:x="7cm" svg:y="3cm">
          <text:p text:style-name="P1">&lt;&lt; Abstract Class &gt;&gt;</text:p>
          <text:p text:style-name="P1">Abstract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cm" svg:height="2cm" svg:x="2cm" svg:y="7cm">
          <text:p text:style-name="P1">&lt;&lt; Class &gt;&gt;</text:p>
          <text:p text:style-name="P1">Connection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cm" svg:height="2.1cm" svg:x="2cm" svg:y="11.5cm">
          <text:p text:style-name="P1">&lt;&lt; Class &gt;&gt;</text:p>
          <text:p text:style-name="P1">ConfigServer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6cm" svg:height="2cm" svg:x="2cm" svg:y="16cm">
          <text:p text:style-name="P1">&lt;&lt; Class &gt;&gt;</text:p>
          <text:p text:style-name="P1">ServerDialo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2cm" svg:x="10.9cm" svg:y="13cm">
          <text:p text:style-name="P1">&lt;&lt; Class &gt;&gt;</text:p>
          <text:p text:style-name="P1">Versions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1cm" svg:height="2cm" svg:x="13cm" svg:y="7cm">
          <text:p text:style-name="P1">&lt;&lt; Class &gt;&gt;</text:p>
          <text:p text:style-name="P1">FilePicker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7cm" svg:height="2cm" svg:x="12cm" svg:y="10cm">
          <text:p text:style-name="P1">&lt;&lt; Class &gt;&gt;</text:p>
          <text:p text:style-name="P1">CommentVersionDialog</text:p>
          <draw:enhanced-geometry svg:viewBox="0 0 21600 21600" draw:type="rectangle" draw:enhanced-path="M 0 0 L 21600 0 21600 21600 0 21600 0 0 Z N"/>
        </draw:custom-shape>
        <draw:connector draw:style-name="gr3" draw:text-style-name="P1" xml:id="id2" draw:id="id2" draw:layer="layout" draw:type="line" svg:x1="16.05cm" svg:y1="7cm" svg:x2="16.06cm" svg:y2="6.35cm" draw:start-shape="id1" draw:start-glue-point="0" svg:d="m16050 7000 10-650">
          <text:p/>
        </draw:connector>
        <draw:connector draw:style-name="gr3" draw:text-style-name="P1" draw:layer="layout" draw:type="line" svg:x1="16.06cm" svg:y1="6.35cm" svg:x2="10.551cm" svg:y2="6.354cm" draw:start-shape="id2" draw:start-glue-point="3" svg:d="m16060 6350-5509 4">
          <text:p/>
        </draw:connector>
        <draw:connector draw:style-name="gr3" draw:text-style-name="P1" draw:layer="layout" draw:type="line" svg:x1="15.505cm" svg:y1="9.605cm" svg:x2="10.551cm" svg:y2="9.607cm" draw:start-shape="id3" draw:start-glue-point="3" svg:d="m15505 9605-4954 2">
          <text:p/>
        </draw:connector>
        <draw:connector draw:style-name="gr3" draw:text-style-name="P1" xml:id="id3" draw:id="id3" draw:layer="layout" draw:type="line" svg:x1="15.5cm" svg:y1="10cm" svg:x2="15.505cm" svg:y2="9.605cm" draw:start-shape="id4" draw:start-glue-point="0" svg:d="m15500 10000 5-395">
          <text:p/>
        </draw:connector>
        <draw:line draw:style-name="gr4" draw:text-style-name="P1" draw:layer="layout" svg:x1="3cm" svg:y1="11.5cm" svg:x2="3cm" svg:y2="9cm">
          <text:p/>
        </draw:line>
        <draw:line draw:style-name="gr4" draw:text-style-name="P1" draw:layer="layout" svg:x1="3cm" svg:y1="16cm" svg:x2="3cm" svg:y2="13.6cm">
          <text:p/>
        </draw:line>
        <draw:frame draw:style-name="gr5" draw:text-style-name="P2" draw:layer="layout" svg:width="4cm" svg:height="2.611cm" svg:x="3cm" svg:y="8.9cm">
          <draw:text-box>
            <text:p text:style-name="P2">0..1</text:p>
            <text:p text:style-name="P2">0..1</text:p>
          </draw:text-box>
        </draw:frame>
        <draw:frame draw:style-name="gr5" draw:text-style-name="P2" draw:layer="layout" svg:width="4cm" svg:height="2.611cm" svg:x="3.1cm" svg:y="13.5cm">
          <draw:text-box>
            <text:p text:style-name="P2">0..1</text:p>
            <text:p text:style-name="P2">0..*</text:p>
          </draw:text-box>
        </draw:frame>
        <draw:connector draw:style-name="gr6" draw:text-style-name="P1" draw:layer="layout" svg:x1="5cm" svg:y1="7cm" svg:x2="10.55cm" svg:y2="5cm" draw:start-shape="id5" draw:start-glue-point="0" draw:end-shape="id6" draw:end-glue-point="2" svg:d="m5000 7000v-1000h5550v-1000">
          <text:p/>
        </draw:connector>
        <draw:connector draw:style-name="gr6" draw:text-style-name="P1" draw:layer="layout" svg:x1="8cm" svg:y1="12.55cm" svg:x2="10.55cm" svg:y2="5cm" draw:start-shape="id7" draw:start-glue-point="1" draw:end-shape="id6" draw:end-glue-point="2" svg:d="m8000 12550h2550v-7550">
          <text:p/>
        </draw:connector>
        <draw:connector draw:style-name="gr7" draw:text-style-name="P1" draw:layer="layout" svg:x1="8cm" svg:y1="17cm" svg:x2="10.55cm" svg:y2="5cm" draw:start-shape="id8" draw:start-glue-point="1" draw:end-shape="id6" draw:end-glue-point="2" svg:d="m8000 17000h2550v-12000">
          <text:p/>
        </draw:connector>
        <draw:custom-shape draw:style-name="gr8" draw:text-style-name="P1" draw:layer="layout" svg:width="0.3cm" svg:height="0.4cm" svg:x="10.4cm" svg:y="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77A95AB8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2-02T13:39:04</dc:date>
    <meta:editing-duration>PT59M51S</meta:editing-duration>
    <meta:editing-cycles>27</meta:editing-cycles>
    <meta:generator>LibreOffice/3.4$Unix LibreOffice_project/340m1$Build-302</meta:generator>
    <meta:document-statistic meta:object-count="19"/>
  </office:meta>
</office:document-meta>
</file>